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68mm"/>
    </style:style>
    <style:style style:name="co2" style:family="table-column">
      <style:table-column-properties fo:break-before="auto" style:column-width="109.1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 style:vertical-align="middl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99cc99"/>
      <style:text-properties style:font-name="Calibri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Calibri"/>
    </style:style>
    <style:style style:name="ce4" style:family="table-cell" style:parent-style-name="Default">
      <style:table-cell-properties fo:background-color="#ccffcc"/>
      <style:text-properties style:font-name="Calibri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ackground-color="#ccffcc" style:text-align-source="fix" style:repeat-content="fals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6" style:family="table-cell" style:parent-style-name="Default">
      <style:table-cell-properties fo:background-color="#99cc99" style:text-align-source="fix" style:repeat-content="false"/>
      <style:paragraph-properties fo:text-align="start" fo:margin-left="0mm"/>
      <style:text-properties style:font-name="Calibri" fo:font-size="12pt" fo:font-weight="bold" style:font-size-asian="12pt" style:font-weight-asian="bold" style:font-size-complex="12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</office:automatic-styles>
  <office:body>
    <office:spreadsheet>
      <table:calculation-settings table:automatic-find-labels="false"/>
      <table:table table:name="Fallout 3 GOTY mod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 table:number-columns-spanned="3" table:number-rows-spanned="1">
            <text:p>Modding… Modding never changes</text:p>
          </table:table-cell>
          <table:covered-table-cell table:style-name="ce4"/>
          <table:covered-table-cell table:style-name="ce5"/>
          <table:table-cell table:style-name="ce4" table:number-columns-repeated="1021"/>
        </table:table-row>
        <table:table-row table:style-name="ro2"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URL</text:p>
          </table:table-cell>
          <table:table-cell table:style-name="ce6" office:value-type="string" calcext:value-type="string">
            <text:p>Installed?</text:p>
          </table:table-cell>
          <table:table-cell table:style-name="ce2" table:number-columns-repeated="1021"/>
        </table:table-row>
        <table:table-row table:style-name="ro3">
          <table:table-cell office:value-type="string" calcext:value-type="string">
            <text:p>Adjustable HUD</text:p>
          </table:table-cell>
          <table:table-cell office:value-type="string" calcext:value-type="string">
            <text:p><text:a xlink:href="http://fallout3.nexusmods.com/mods/15886" xlink:type="simple">http://fallout3.nexusmods.com/mods/15886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ton IL</text:p>
          </table:table-cell>
          <table:table-cell office:value-type="string" calcext:value-type="string">
            <text:p><text:a xlink:href="http://www.nexusmods.com/fallout3/mods/16949/?" xlink:type="simple">http://www.nexusmods.com/fallout3/mods/16949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efu Expanded</text:p>
          </table:table-cell>
          <table:table-cell office:value-type="string" calcext:value-type="string">
            <text:p><text:a xlink:href="http://www.nexusmods.com/fallout3/mods/8976/?" xlink:type="simple">http://www.nexusmods.com/fallout3/mods/8976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etter High Detail Map and Icons</text:p>
          </table:table-cell>
          <table:table-cell office:value-type="string" calcext:value-type="string">
            <text:p><text:a xlink:href="http://www.nexusmods.com/fallout3/mods/16898/?" xlink:type="simple">http://www.nexusmods.com/fallout3/mods/16898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munity Ammunition Library</text:p>
          </table:table-cell>
          <table:table-cell office:value-type="string" calcext:value-type="string">
            <text:p><text:a xlink:href="http://www.nexusmods.com/fallout3/mods/3447/?" xlink:type="simple">http://www.nexusmods.com/fallout3/mods/3447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arnified UI</text:p>
          </table:table-cell>
          <table:table-cell office:value-type="string" calcext:value-type="string">
            <text:p><text:a xlink:href="http://forums.bethsoft.com/topic/1085562-wipzbeta-darnified-ui-f3/" xlink:type="simple">http://forums.bethsoft.com/topic/1085562-wipzbeta-darnified-ui-f3/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arnUI compatibility patch for FWE</text:p>
          </table:table-cell>
          <table:table-cell office:value-type="string" calcext:value-type="string">
            <text:p><text:a xlink:href="http://fallout3.nexusmods.com/mods/2761" xlink:type="simple">http://fallout3.nexusmods.com/mods/2761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ynavision</text:p>
          </table:table-cell>
          <table:table-cell office:value-type="string" calcext:value-type="string">
            <text:p><text:a xlink:href="http://fallout3.nexusmods.com/mods/17876/" xlink:type="simple">http://fallout3.nexusmods.com/mods/17876/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ergy Visuals Enhanced</text:p>
          </table:table-cell>
          <table:table-cell office:value-type="string" calcext:value-type="string">
            <text:p><text:a xlink:href="http://fallout3.nexusmods.com/mods/8340" xlink:type="simple">http://fallout3.nexusmods.com/mods/8340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hanced Night Sky</text:p>
          </table:table-cell>
          <table:table-cell office:value-type="string" calcext:value-type="string">
            <text:p><text:a xlink:href="http://www.nexusmods.com/fallout3/mods/442/?" xlink:type="simple">http://www.nexusmods.com/fallout3/mods/442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ke Fullscreen Mode Windowed - Alt Tab Fix</text:p>
          </table:table-cell>
          <table:table-cell office:value-type="string" calcext:value-type="string">
            <text:p><text:a xlink:href="http://www.nexusmods.com/fallout3/mods/16001/?" xlink:type="simple">http://www.nexusmods.com/fallout3/mods/16001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- HD Audio Overhaul – v1.21</text:p>
          </table:table-cell>
          <table:table-cell office:value-type="string" calcext:value-type="string">
            <text:p><text:a xlink:href="http://www.nexusmods.com/fallout3/mods/13055/?" xlink:type="simple">http://www.nexusmods.com/fallout3/mods/13055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re-animated</text:p>
          </table:table-cell>
          <table:table-cell office:value-type="string" calcext:value-type="string">
            <text:p><text:a xlink:href="http://fallout3.nexusmods.com/mods/7670" xlink:type="simple">http://fallout3.nexusmods.com/mods/7670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redesigned</text:p>
          </table:table-cell>
          <table:table-cell office:value-type="string" calcext:value-type="string">
            <text:p><text:a xlink:href="http://fallout3.nexusmods.com/mods/6341" xlink:type="simple">http://fallout3.nexusmods.com/mods/6341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Wanderers Edition</text:p>
          </table:table-cell>
          <table:table-cell office:value-type="string" calcext:value-type="string">
            <text:p><text:a xlink:href="http://www.nexusmods.com/fallout3/mods/2761/?" xlink:type="simple">http://www.nexusmods.com/fallout3/mods/2761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Street Lights</text:p>
          </table:table-cell>
          <table:table-cell office:value-type="string" calcext:value-type="string">
            <text:p><text:a xlink:href="http://www.nexusmods.com/fallout3/mods/8069/?" xlink:type="simple">http://www.nexusmods.com/fallout3/mods/8069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Stutter Remover</text:p>
          </table:table-cell>
          <table:table-cell office:value-type="string" calcext:value-type="string">
            <text:p><text:a xlink:href="http://www.nexusmods.com/fallout3/mods/8886/?" xlink:type="simple">http://www.nexusmods.com/fallout3/mods/888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ora overhaul</text:p>
          </table:table-cell>
          <table:table-cell office:value-type="string" calcext:value-type="string">
            <text:p><text:a xlink:href="http://www.nexusmods.com/fallout3/mods/19864/?" xlink:type="simple">http://www.nexusmods.com/fallout3/mods/19864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mmersive HUD</text:p>
          </table:table-cell>
          <table:table-cell office:value-type="string" calcext:value-type="string">
            <text:p><text:a xlink:href="http://fallout3.nexusmods.com/mods/15790" xlink:type="simple">http://fallout3.nexusmods.com/mods/15790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rzymar HI-RES Moon</text:p>
          </table:table-cell>
          <table:table-cell office:value-type="string" calcext:value-type="string">
            <text:p><text:a xlink:href="http://www.nexusmods.com/fallout3/mods/538/?" xlink:type="simple">http://www.nexusmods.com/fallout3/mods/538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arge Address Aware Enabler for Fallout 3</text:p>
          </table:table-cell>
          <table:table-cell office:value-type="string" calcext:value-type="string">
            <text:p><text:a xlink:href="http://www.nexusmods.com/fallout3/mods/6510/?" xlink:type="simple">http://www.nexusmods.com/fallout3/mods/6510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st in Light</text:p>
          </table:table-cell>
          <table:table-cell office:value-type="string" calcext:value-type="string">
            <text:p><text:a xlink:href="http://www.nexusmods.com/fallout3/mods/19163/?" xlink:type="simple">http://www.nexusmods.com/fallout3/mods/19163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rts Mutant Mod</text:p>
          </table:table-cell>
          <table:table-cell office:value-type="string" calcext:value-type="string">
            <text:p><text:a xlink:href="http://fallout3.nexusmods.com/mods/3211" xlink:type="simple">http://fallout3.nexusmods.com/mods/3211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thership Zeta Crew</text:p>
          </table:table-cell>
          <table:table-cell office:value-type="string" calcext:value-type="string">
            <text:p><text:a xlink:href="http://www.nexusmods.com/fallout3/mods/8747/?" xlink:type="simple">http://www.nexusmods.com/fallout3/mods/8747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MCS Texture Pack</text:p>
          </table:table-cell>
          <table:table-cell office:value-type="string" calcext:value-type="string">
            <text:p><text:a xlink:href="http://www.nexusmods.com/fallout3/mods/12056/?" xlink:type="simple">http://www.nexusmods.com/fallout3/mods/12056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pBoy 3000 HD Retexture</text:p>
          </table:table-cell>
          <table:table-cell office:value-type="string" calcext:value-type="string">
            <text:p><text:a xlink:href="http://www.nexusmods.com/fallout3/mods/20373/?" xlink:type="simple">http://www.nexusmods.com/fallout3/mods/20373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ject Reality</text:p>
          </table:table-cell>
          <table:table-cell office:value-type="string" calcext:value-type="string">
            <text:p><text:a xlink:href="http://www.nexusmods.com/fallout3/mods/17418/?" xlink:type="simple">http://www.nexusmods.com/fallout3/mods/17418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ure Water</text:p>
          </table:table-cell>
          <table:table-cell office:value-type="string" calcext:value-type="string">
            <text:p><text:a xlink:href="http://www.nexusmods.com/fallout3/mods/2599/?" xlink:type="simple">http://www.nexusmods.com/fallout3/mods/2599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H Ironsights</text:p>
          </table:table-cell>
          <table:table-cell office:value-type="string" calcext:value-type="string">
            <text:p><text:a xlink:href="http://fallout3.nexusmods.com/mods/6938" xlink:type="simple">http://fallout3.nexusmods.com/mods/6938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moothLight - Pip-Boy Light Enhancer</text:p>
          </table:table-cell>
          <table:table-cell office:value-type="string" calcext:value-type="string">
            <text:p><text:a xlink:href="http://www.nexusmods.com/fallout3/mods/18389/?" xlink:type="simple">http://www.nexusmods.com/fallout3/mods/18389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nofficial Fallout 3 Patch</text:p>
          </table:table-cell>
          <table:table-cell office:value-type="string" calcext:value-type="string">
            <text:p><text:a xlink:href="http://www.nexusmods.com/fallout3/mods/19122/?" xlink:type="simple">http://www.nexusmods.com/fallout3/mods/19122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ser Interface Organizer</text:p>
          </table:table-cell>
          <table:table-cell office:value-type="string" calcext:value-type="string">
            <text:p><text:a xlink:href="http://www.nexusmods.com/fallout3/mods/20867" xlink:type="simple">http://www.nexusmods.com/fallout3/mods/20867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eapon Mod Kits</text:p>
          </table:table-cell>
          <table:table-cell office:value-type="string" calcext:value-type="string">
            <text:p><text:a xlink:href="http://fallout3.nexusmods.com/mods/3388" xlink:type="simple">http://fallout3.nexusmods.com/mods/3388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Fallout 3 GOTY mods'.C1:'Fallout 3 GOTY mods'.C1048576">
            <calcext:condition calcext:apply-style-name="Untitled1" calcext:value="=&quot;Yes&quot;" calcext:base-cell-address="'Fallout 3 GOTY mods'.C1"/>
            <calcext:condition calcext:apply-style-name="Untitled2" calcext:value="=&quot;No&quot;" calcext:base-cell-address="'Fallout 3 GOTY mods'.C1"/>
          </calcext:conditional-format>
          <calcext:conditional-format calcext:target-range-address="'Fallout 3 GOTY mods'.C1:'Fallout 3 GOTY mods'.C1048576">
            <calcext:condition calcext:apply-style-name="Untitled3" calcext:value="=&quot;Partial&quot;" calcext:base-cell-address="'Fallout 3 GOTY mods'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336633"/>
      <style:text-properties fo:color="#ffffff"/>
    </style:style>
    <style:style style:name="Untitled2" style:family="table-cell" style:parent-style-name="Default">
      <style:table-cell-properties fo:background-color="#cc0000"/>
      <style:text-properties fo:color="#ffffff"/>
    </style:style>
    <style:style style:name="Untitled3" style:family="table-cell" style:parent-style-name="Default">
      <style:table-cell-properties fo:background-color="#ffffcc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table-centering="horizontal" style:writing-mode="lr-tb" style:print="grid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/00/0000</text:date>, <text:time style:data-style-name="N2" text:time-value="19:13:42.1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23:15:10.580000000</meta:creation-date>
    <dc:date>2016-07-26T23:08:39.513000000</dc:date>
    <meta:editing-duration>P2DT4H17M1S</meta:editing-duration>
    <meta:editing-cycles>8</meta:editing-cycles>
    <meta:generator>LibreOffice/5.1.3.2$Windows_x86 LibreOffice_project/644e4637d1d8544fd9f56425bd6cec110e49301b</meta:generator>
    <meta:document-statistic meta:table-count="1" meta:cell-count="103" meta:object-count="0"/>
  </office:meta>
</office:document-meta>
</file>